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566B9631D7.jpg"/>
  <manifest:file-entry manifest:media-type="image/png" manifest:full-path="Pictures/10000201000001BF00000189869F3A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nDoorWipe" smil:subtype="horizontal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 smil:type="barnDoorWipe" smil:subtype="horizontal" smil:direction="rever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="hidden" draw:shadow-offset-x="0.071cm" draw:shadow-offset-y="0.071cm" draw:shadow-color="#808080" draw:shadow-opacity="100%"/>
    </style:style>
    <style:style style:name="pr1" style:family="presentation" style:parent-style-name="Title1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59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title">
      <style:graphic-properties draw:stroke="none" draw:fill="none" draw:fill-color="#bbe0e3" draw:textarea-horizontal-align="justify" draw:textarea-vertical-align="top" draw:auto-grow-height="true" draw:auto-grow-width="false" fo:min-height="1.743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11cm" fo:margin-bottom="0cm" text:enable-numbering="false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952cm" fo:margin-right="0cm" fo:margin-top="0.211cm" fo:margin-bottom="0cm" text:enable-numbering="true" fo:text-indent="-0.952cm"/>
    </style:style>
    <style:style style:name="P7" style:family="paragraph">
      <style:paragraph-properties fo:margin-left="0.952cm" fo:margin-right="0cm" fo:margin-top="0.211cm" fo:margin-bottom="0cm" fo:text-align="justify" text:enable-numbering="true" fo:text-indent="-0.952cm"/>
    </style:style>
    <style:style style:name="P8" style:family="paragraph">
      <style:paragraph-properties fo:margin-left="2.063cm" fo:margin-right="0cm" fo:margin-top="0.176cm" fo:margin-bottom="0cm" fo:text-align="justify" text:enable-numbering="true" fo:text-indent="-0.793cm"/>
    </style:style>
    <style:style style:name="P9" style:family="paragraph">
      <style:paragraph-properties fo:margin-left="0.952cm" fo:margin-right="0cm" fo:margin-top="0.176cm" fo:margin-bottom="0cm" text:enable-numbering="true" fo:text-indent="-0.952cm"/>
    </style:style>
    <style:style style:name="P10" style:family="paragraph">
      <style:paragraph-properties fo:margin-left="0.952cm" fo:margin-right="0cm" fo:margin-top="0.176cm" fo:margin-bottom="0cm" text:enable-numbering="false" fo:text-indent="-0.952cm"/>
    </style:style>
    <style:style style:name="P11" style:family="paragraph">
      <style:paragraph-properties fo:margin-left="2.063cm" fo:margin-right="0cm" fo:margin-top="0.176cm" fo:margin-bottom="0cm" text:enable-numbering="true" fo:text-indent="-0.793cm"/>
    </style:style>
    <style:style style:name="P12" style:family="paragraph">
      <style:paragraph-properties fo:margin-left="0.952cm" fo:margin-right="0cm" fo:margin-top="0.158cm" fo:margin-bottom="0cm" text:enable-numbering="true" fo:text-indent="-0.952cm"/>
    </style:style>
    <style:style style:name="P13" style:family="paragraph">
      <style:paragraph-properties fo:margin-left="2.063cm" fo:margin-right="0cm" fo:margin-top="0.141cm" fo:margin-bottom="0cm" text:enable-numbering="false" fo:text-indent="-0.793cm"/>
    </style:style>
    <style:style style:name="P14" style:family="paragraph">
      <style:paragraph-properties fo:margin-left="0.952cm" fo:margin-right="0cm" fo:margin-top="0.141cm" fo:margin-bottom="0cm" fo:line-height="90%" text:enable-numbering="true" fo:text-indent="-0.952cm"/>
    </style:style>
    <style:style style:name="P15" style:family="paragraph">
      <style:paragraph-properties fo:margin-left="2.063cm" fo:margin-right="0cm" fo:margin-top="0.123cm" fo:margin-bottom="0cm" fo:line-height="90%" text:enable-numbering="false" fo:text-indent="-0.793cm"/>
    </style:style>
    <style:style style:name="P16" style:family="paragraph">
      <style:paragraph-properties fo:margin-left="3.175cm" fo:margin-right="0cm" fo:margin-top="0.158cm" fo:margin-bottom="0cm" text:enable-numbering="true" fo:text-indent="-0.635cm"/>
    </style:style>
    <style:style style:name="P17" style:family="paragraph">
      <style:paragraph-properties fo:margin-left="2.063cm" fo:margin-right="0cm" fo:margin-top="0.141cm" fo:margin-bottom="0cm" text:enable-numbering="true" fo:text-indent="-0.793cm"/>
    </style:style>
    <style:style style:name="P18" style:family="paragraph">
      <style:paragraph-properties fo:margin-left="0.952cm" fo:margin-right="0cm" fo:margin-top="0.211cm" fo:margin-bottom="0cm" text:enable-numbering="false" fo:text-indent="-0.952cm"/>
    </style:style>
    <style:style style:name="P19" style:family="paragraph">
      <style:paragraph-properties fo:margin-left="0.952cm" fo:margin-right="0cm" fo:margin-top="0.158cm" fo:margin-bottom="0cm" fo:line-height="90%" text:enable-numbering="true" fo:text-indent="-0.952cm"/>
    </style:style>
    <style:style style:name="P20" style:family="paragraph">
      <style:paragraph-properties fo:margin-left="2.063cm" fo:margin-right="0cm" fo:margin-top="0.141cm" fo:margin-bottom="0cm" fo:line-height="90%" text:enable-numbering="true" fo:text-indent="-0.793cm"/>
    </style:style>
    <style:style style:name="P21" style:family="paragraph">
      <style:paragraph-properties fo:margin-left="2.063cm" fo:margin-right="0cm" fo:margin-top="0.141cm" fo:margin-bottom="0cm" fo:line-height="90%" text:enable-numbering="false" fo:text-indent="-0.793cm"/>
    </style:style>
    <style:style style:name="P22" style:family="paragraph">
      <style:paragraph-properties fo:margin-left="0.952cm" fo:margin-right="0cm" fo:margin-top="0.158cm" fo:margin-bottom="0cm" text:enable-numbering="false" fo:text-indent="-0.952cm"/>
    </style:style>
    <style:style style:name="P23" style:family="paragraph">
      <style:paragraph-properties fo:margin-left="0.952cm" fo:margin-right="0cm" fo:margin-top="0.176cm" fo:margin-bottom="0cm" fo:line-height="90%" text:enable-numbering="true" fo:text-indent="-0.952cm"/>
    </style:style>
    <style:style style:name="P24" style:family="paragraph">
      <style:paragraph-properties fo:margin-left="2.063cm" fo:margin-right="0cm" fo:margin-top="0.158cm" fo:margin-bottom="0cm" fo:line-height="90%" text:enable-numbering="true" fo:text-indent="-0.793cm"/>
    </style:style>
    <style:style style:name="P25" style:family="paragraph">
      <style:paragraph-properties fo:margin-left="2.063cm" fo:margin-right="0cm" fo:margin-top="0.158cm" fo:margin-bottom="0cm" fo:line-height="90%" text:enable-numbering="false" fo:text-indent="-0.793cm"/>
    </style:style>
    <style:style style:name="T1" style:family="text">
      <style:text-properties fo:color="#000000" fo:language="tr" fo:country="TR"/>
    </style:style>
    <style:style style:name="T2" style:family="text">
      <style:text-properties fo:language="tr" fo:country="TR"/>
    </style:style>
    <style:style style:name="T3" style:family="text">
      <style:text-properties fo:font-size="20pt" fo:language="tr" fo:country="TR" style:font-size-asian="20pt" style:font-size-complex="20pt"/>
    </style:style>
    <style:style style:name="T4" style:family="text">
      <style:text-properties fo:font-size="18pt" fo:language="tr" fo:country="TR" style:font-size-asian="18pt" style:font-size-complex="18pt"/>
    </style:style>
    <style:style style:name="T5" style:family="text">
      <style:text-properties fo:font-size="16pt" fo:language="tr" fo:country="TR" style:font-size-asian="16pt" style:font-size-complex="16pt"/>
    </style:style>
    <style:style style:name="T6" style:family="text">
      <style:text-properties fo:font-size="14pt" fo:language="tr" fo:country="TR" style:font-size-asian="14pt" style:font-size-complex="14pt"/>
    </style:style>
    <style:style style:name="T7" style:family="text">
      <style:text-properties fo:font-size="32pt" fo:language="tr" fo:country="TR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•">
        <style:text-properties fo:font-family="'Trebuchet MS'" style:font-family-generic="swiss" style:font-pitch="variable" fo:color="#000000" fo:font-size="100%"/>
      </text:list-level-style-bullet>
    </text:list-style>
    <text:list-style style:name="L2">
      <text:list-level-style-bullet text:level="1" text:bullet-char=""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  <text:list-level-style-bullet text:level="9" text:bullet-char="">
        <style:list-level-properties text:space-before="5.08cm"/>
        <style:text-properties fo:font-family="Wingdings" style:font-pitch="variable" style:font-charset="x-symbol" fo:color="#000000" fo:font-size="100%"/>
      </text:list-level-style-bullet>
    </text:list-style>
    <text:list-style style:name="L3">
      <text:list-level-style-bullet text:level="1" text:bullet-char="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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</text:list-style>
  </office:automatic-styles>
  <office:body>
    <office:presentation>
      <draw:page draw:name="Bilgi Güvenliği Denetim Sürecinde Özgür Yazılımlar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Bilgi Güvenliği Denetim Sürecinde</text:span><text:span text:style-name="T1"><text:line-break/></text:span><text:span text:style-name="T1">Özgür Yazılımlar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<text:span text:style-name="T2">Fatih Özavcı</text:span></text:p>
            <text:p text:style-name="P3"><text:span text:style-name="T2">Bilgi Güvenliği Danışmanı</text:span></text:p>
            <text:p text:style-name="P3"><text:span text:style-name="T2">fatih.ozavci@gamasec.net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ilgi Güvenliği Denetim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Bilgi Güvenliği Denetim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Kurumların sahip olduğu politikaların ve uygulamalarının, güvenlik perspektifinde değerlendirilmesi sürecidir.</text:span></text:p>
              </text:list-item>
            </text:list>
            <text:list text:style-name="L3">
              <text:list-item>
                <text:p text:style-name="P7"><text:span text:style-name="T2">Belirli standartlar doğrultusunda yapılabili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Cob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BS7799 / ISO 27001 / TSE 27001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2">Sunumun Odağı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2">Yazılımların Güvenlik De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Zaafiyet Değerlendirme Denetimler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Sisteme / Ağa Sızma Denetimler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2">Yerel Ağ ve Kablosuz Ağ Denetimi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üvenlik Denetiminde Özgür Yazılımlar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Güvenlik Denetiminde Özgür Yazılımlar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9"><text:span text:style-name="T3">Denetim kuruma/sisteme/yazılıma özel olmalıdır, bu nedenle her bir testin özelleştirilmesi gerekmektedir</text:span></text:p>
              </text:list-item>
            </text:list>
            <text:list text:style-name="L3">
              <text:list-item>
                <text:p text:style-name="P9"><text:span text:style-name="T3">Farklı denetim adımlarında alınan çıktıların birleştirilmesi ve beraber değerlendirilmesi gerekmektedir</text:span></text:p>
              </text:list-item>
            </text:list>
            <text:list text:style-name="L3">
              <text:list-item>
                <text:p text:style-name="P9"><text:span text:style-name="T3">Bazı özel testlerin tanımlanabilmesi, kullanılabilecek test şekillerinin döngülere sokulabilmesi gerekmektedir</text:span></text:p>
              </text:list-item>
            </text:list>
            <text:list text:style-name="L3">
              <text:list-item>
                <text:p text:style-name="P9"><text:span text:style-name="T3">Basit, hızlı ve amaca hizmet eden yazılımlar denetim sürecinin verimini arttırmaktadır</text:span></text:p>
              </text:list-item>
            </text:list>
            <text:list text:style-name="L3">
              <text:list-item>
                <text:p text:style-name="P9"><text:span text:style-name="T3">Kaynak kodu açık, yapılan işlemin net olarak görünebileceği araçlar tercih edilmelidir</text:span></text:p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9"><text:span text:style-name="T3">Özgür yazılımlar genellikle bu şartları veya fazlasını sunmaktadır</text:span>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Yazılım Güvenlik Denetimler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Yazılım Güvenlik Denetimler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Kaynak Kod Analiz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odun Bütünselliği ve Kalites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ullanılan Ortak Kütüphane veya Bileşen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Platformun Sunduğu Fonksiyonlar ve Bileşenler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3"/></text:p>
              </text:list-item>
            </text:list>
            <text:list text:style-name="L3">
              <text:list-item>
                <text:p text:style-name="P6"><text:span text:style-name="T2">Çalışılan Platform Üstünde Analiz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Etki/Tepki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Süreçleri İzleme ve Çözüm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Hata Ayık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Ağ Protokolü Yakalama ve Çözümleme</text:span></text:p>
                  </text:list-item>
                </text:list>
              </text:list-item>
            </text:list>
          </draw:text-box>
        </draw:frame>
        <draw:custom-shape draw:style-name="gr2" draw:text-style-name="P2" draw:layer="layout" svg:width="0.511cm" svg:height="1.019cm" svg:x="17.992cm" svg:y="7.62cm">
          <text:p text:style-name="P4"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Kaynak Kod Analiz Araçları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Kaynak Kod Analiz Araçları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4">Vi, Grep, Cat, Awk, Sed ….</text:span></text:p>
              </text:list-item>
            </text:list>
            <text:list text:style-name="L3">
              <text:list-item>
                <text:p text:style-name="P12"><text:span text:style-name="T4">Flawfinde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Kaynak kod açık, GPL, Python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C/C++ Kaynak Kod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dwheeler.com/flawfinder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LAPSE: Web Application Security Scanner for Java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Kaynak kod açık, GPL, Eclipse için hazırlanmış ve Java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Java J2EE Kaynak Kod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suif.stanford.edu/~livshits/work/lapse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WAAT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Kaynak kod açık, SINIRLI LİSANS, .NET ve Mono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Java, JSP, ASP.NET ve PHP Kaynak Kod Analizi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owasp.org/index.php/Category:OWASP_SWAAT_Proje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Çalışılan Platform Üzerinde Analiz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Çalışılan Platform Üzerinde Analiz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4"><text:span text:style-name="T5">For/While, Grep, Cat, Awk, Sed, Netcat, Strace …</text:span></text:p>
              </text:list-item>
            </text:list>
            <text:list text:style-name="L3">
              <text:list-item>
                <text:p text:style-name="P14"><text:span text:style-name="T5">BFBTeste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Kaynak kod açık, GPL,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Komut satırından programların parametrelerinin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http://sourceforge.net/projects/bfbtester/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Paro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Kaynak kod açık, GPL, Java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üm Web Uygulamaları De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http://www.parosproxy.org/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Webscarab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Kaynak kod açık, GPL, Java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üm Web Uygulamaları De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http://www.owasp.org/index.php/Category:OWASP_WebScarab_Project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5">WSFuzzer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Kaynak kod açık, GPL, Python ile çalışıy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SOAP Temelli Web Servislerinin Analizi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http://www.owasp.org/index.php/Category:OWASP_WSFuzzer_Proje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Otomatize Zaafiyet Analiz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Otomatize Zaafiyet Analiz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Sunucu/Ağ Cihazı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Yerel Güvenlik De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Dosya Sistem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Kullanıcı Yönetimi ve Yetkilendirm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Yama Yönetim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Çalışan Uygulamala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Yerel Servisl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Ağ Üzerinden Güvenlik Denetim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Ağ Servislerinin Analizi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Paylaşım ve Haberleşme Yazılımları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<text:span text:style-name="T2">İşletim Sistemi TCP/IP Altyapısı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Otomatize Zaafiyet Analiz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4">For/While, Grep, Cat, Awk, Sed, Netcat ….</text:span></text:p>
              </text:list-item>
            </text:list>
            <text:list text:style-name="L3">
              <text:list-item>
                <text:p text:style-name="P12"><text:span text:style-name="T4">Sussen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0.35 /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OVAL Desteği, Yorumlayıcı/Arabiri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dev.mmgsecurity.com/projects/sussen/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Nessu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3.x / Non-Commercia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NASL, Scada Testleri, Çoklu Platform, Yerel Analiz, 12000+ Tes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nessus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2.2.x / GP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NASL, Açık Kaynaklı, Çoklu Platform, Çok Sayıda Eklenti Desteği, Yerel Analiz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nessus.or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isteme / Ağa Sızma Denetimler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Sisteme / Ağa Sızma Denetimler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Sistem Sızma Denetimler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Güvenlik Açıklarının Doğrulanmas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Açığın Kullanımı ve Exploit Hazırlanmas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abuk Kodu Kullanımı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/></text:p>
              </text:list-item>
            </text:list>
            <text:list text:style-name="L3">
              <text:list-item>
                <text:p text:style-name="P6"><text:span text:style-name="T2">Ağa Sızma Denetimleri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Yapılandırma Zaafiyetlerinin Doğrulanmas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Güvenlik Teknolojilerinin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IP Sahteciliği ve TCP/IP Oyunları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riptolama, Kodlam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Sisteme / Ağa Sızma Denetimler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9"><text:span text:style-name="T4">Hping, Nemesis, Isic, Xprobe2, Netcat …</text:span></text:p>
              </text:list-item>
            </text:list>
            <text:list text:style-name="L3">
              <text:list-item>
                <text:p text:style-name="P19"><text:span text:style-name="T4">Nmap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4.20 / GPL /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Port tarama, servis analizi, işletim sistemi saptama, IP sahteciliğ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http://www.insecure.org/nmap/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4">Scapy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1.1.x / GPL / Pyth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Python arayüzü ile diğer araçların kullanımı, kolay program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http://www.secdev.org/projects/scapy/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4">Metasploit Framework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3.x / Non-Commercial / Ruby+C+Assemb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177+ Exploit, 104+ Payload, IDS/IPS Modülleri, Kodu Açık Exploitler, Wi-f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http://www.metasploit.c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5">2.7 / GPL / Perl+C+Assemb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130+ Exploit, 40+ Payload, Kodu Açık Exploitl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1"><text:span text:style-name="T5">http://www.metasploit.co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Yerel Ağ ve Kablosuz Ağ Denetim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Yerel Ağ ve Kablosuz Ağ Denetim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6"><text:span text:style-name="T2">Yerel Ağ Altyapısı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IP/MAC Erişim Denetimi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Paket Yakalama ve Çözüm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ARP Sorguları Analizi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2"/></text:p>
              </text:list-item>
            </text:list>
            <text:list text:style-name="L3">
              <text:list-item>
                <text:p text:style-name="P6"><text:span text:style-name="T2">Kablosuz Ağ Altyapısı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ablosuz Ağ Harita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IP/SSID/MAC Erişim Denetimlerinin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WEP/WPA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Erişim Noktaları Analiz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<text:span text:style-name="T2">Kablosuz İstemcilerin Analizi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Yerel Ağ ve Kablosuz Ağ Denetim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4">Yerel Ağ Altyapısı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Ettercap NG / 0.7.3 / GPL /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Yerel ağ haritalama, ARP sahteciliği, Oturum Yaka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ettercap.sourceforge.net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Yersinia / 0.7.1 / GPL /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Yerel ağ haritalama, ARP sahteciliği, Servis Engel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yersinia.net/</text:span></text:p>
                  </text:list-item>
                </text:list>
              </text:list-item>
            </text:list>
            <text:list text:style-name="L3">
              <text:list-item>
                <text:p text:style-name="P22"><text:span text:style-name="T4"/></text:p>
              </text:list-item>
            </text:list>
            <text:list text:style-name="L3">
              <text:list-item>
                <text:p text:style-name="P12"><text:span text:style-name="T4">Kablosuz Ağ Altyapısı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Kismet / 2007-1-R1 /GPL /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Kablosuz ağ ve istemci haritalama, Paket yakalam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kismetwireless.net/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5">Aircrack / 0.8 / GPL / C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Kablosuz ağ haritalama, WEP / WPA-PSK Kırma, Sözlük Saldırıları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netim Alt Süreçleri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Denetim Alt Süreçleri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23"><text:span text:style-name="T3">Paket Yakalama ve Çözümleme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Wireshark, Tcpdump, Ngrep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3">Ağ Haritalama Araçları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Nmap, Hping, Traceroute, Netcat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3">Hızlı Betik Programlama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Bash, Ruby, Python, Awk, Sed, Netcat, Grep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3">Şifre Kırma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Ophcrack, John The Ripper, Aircrack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3">Netbios / SNMP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Samba, RPCClient, Snmpwalk, Tkined/Scotty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3">Denetim Rehberleri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">ISECOM - OSST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5"><text:span text:style-name="T4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ağlantılar ve Referanslar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16.832cm" svg:height="3.176cm" svg:x="1.27cm" svg:y="0.762cm" presentation:class="title" presentation:user-transformed="true">
          <draw:text-box>
            <text:p text:style-name="P5"><text:span text:style-name="T2">Bağlantılar ve Referanslar</text:span></text:p>
          </draw:text-box>
        </draw:frame>
        <draw:frame presentation:style-name="pr7" draw:text-style-name="P2" draw:layer="layout" svg:width="22.86cm" svg:height="11.854cm" svg:x="1.27cm" svg:y="4.444cm" presentation:class="outline" presentation:user-transformed="true">
          <draw:text-box>
            <text:list text:style-name="L3">
              <text:list-item>
                <text:p text:style-name="P9"><text:span text:style-name="T3">GamaLAB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gamasec.net/gamalab.html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Enderunix - Belgeler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enderunix.org/?lng=tr&amp;page=papers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OWASP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owasp.or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Sectools 2007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sectools.org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4">Open Source Testing - Security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http://www.opensourcetesting.org/security.ph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3"><text:span text:style-name="T5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şekkürler....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8.974cm" svg:height="2.003cm" svg:x="8.678cm" svg:y="7.62cm" presentation:class="title" presentation:user-transformed="true">
          <draw:text-box>
            <text:p text:style-name="P5"><text:span text:style-name="T7">Teşekkürler....</text:span></text:p>
          </draw:text-box>
        </draw:frame>
        <presentation:notes draw:style-name="dp4">
          <draw:page-thumbnail draw:style-name="gr1" draw:layer="layout" svg:width="12.7cm" svg:height="9.526cm" svg:x="3.175cm" svg:y="1.904cm" draw:page-number="1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Trebuchet M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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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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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rebuchet MS'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rebuchet MS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rebuchet MS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rebuchet MS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align="center" text:enable-numbering="false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text-align="center" text:enable-numbering="false" fo:text-indent="0cm" style:writing-mode="lr-tb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16.832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7.197cm" svg:height="0.853cm" svg:x="18.202cm" svg:y="18.203cm" presentation:class="page-number">
        <draw:text-box>
          <text:p text:style-name="P5"><text:span text:style-name="T1"><text:page-number>&lt;number&gt;</text:page-number></text:span></text:p>
        </draw:text-box>
      </draw:frame>
      <draw:frame draw:style-name="gr3" draw:text-style-name="P7" draw:layer="backgroundobjects" svg:width="15.77cm" svg:height="13.864cm" svg:x="4.815cm" svg:y="2.593cm">
        <draw:image xlink:href="Pictures/10000201000001BF00000189869F3A40.png" xlink:type="simple" xlink:show="embed" xlink:actuate="onLoad">
          <text:p/>
        </draw:image>
      </draw:frame>
      <draw:custom-shape draw:style-name="gr4" draw:text-style-name="P9" draw:layer="backgroundobjects" svg:width="7.944cm" svg:height="0.853cm" svg:x="8.377cm" svg:y="18.2cm">
        <text:p text:style-name="P8"><text:span text:style-name="T1">VI. Linux ve Özgür Yazılım Şenliği</text:span></text:p>
        <draw:enhanced-geometry svg:viewBox="0 0 21600 21600" draw:type="mso-spt202" draw:enhanced-path="M 0 0 L 21600 0 21600 21600 0 21600 0 0 Z N"/>
      </draw:custom-shape>
      <draw:frame draw:style-name="gr3" draw:text-style-name="P7" draw:layer="backgroundobjects" svg:width="7.056cm" svg:height="3.034cm" svg:x="18.344cm" svg:y="0cm">
        <draw:image xlink:href="Pictures/10000000000000C8000000566B9631D7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3" draw:text-style-name="P6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4" draw:text-style-name="P6" draw:layer="backgroundobjects" svg:width="8.255cm" svg:height="1.271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presentation:style-name="Title1-title" draw:layer="backgroundobjects" svg:width="21.59cm" svg:height="4.084cm" svg:x="1.905cm" svg:y="5.917cm" presentation:class="title" presentation:placeholder="true">
        <draw:text-box/>
      </draw:frame>
      <draw:frame presentation:style-name="pr5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5" draw:text-style-name="P11" draw:layer="backgroundobjects" svg:width="8.044cm" svg:height="1.324cm" svg:x="8.678cm" svg:y="17.347cm" presentation:class="footer">
        <draw:text-box>
          <text:p text:style-name="P8"><text:span text:style-name="T1"><presentation:footer/></text:span></text:p>
        </draw:text-box>
      </draw:frame>
      <draw:frame draw:style-name="gr3" draw:text-style-name="P7" draw:layer="backgroundobjects" svg:width="7.056cm" svg:height="3.034cm" svg:x="18.344cm" svg:y="0cm">
        <draw:image xlink:href="Pictures/10000000000000C8000000566B9631D7.jp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5" draw:text-style-name="P10" draw:layer="backgroundobjects" svg:width="19.05cm" svg:height="25.4cm" svg:x="0cm" svg:y="0cm">
          <text:p/>
        </draw:rect>
        <draw:frame presentation:style-name="pr6" draw:text-style-name="P4" draw:layer="backgroundobjects" svg:width="8.255cm" svg:height="1.271cm" svg:x="-0.001cm" svg:y="0cm" presentation:class="header">
          <draw:text-box>
            <text:p text:style-name="P3"><text:span text:style-name="T2"><presentation:header/></text:span></text:p>
          </draw:text-box>
        </draw:frame>
        <draw:frame presentation:style-name="pr6" draw:text-style-name="P6" draw:layer="backgroundobjects" svg:width="8.255cm" svg:height="1.271cm" svg:x="10.79cm" svg:y="0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pr7" draw:text-style-name="P4" draw:layer="backgroundobjects" svg:width="8.255cm" svg:height="1.271cm" svg:x="-0.001cm" svg:y="24.125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6" draw:layer="backgroundobjects" svg:width="8.255cm" svg:height="1.271cm" svg:x="10.79cm" svg:y="24.125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1$Unix OpenOffice.org_project/680m6$Build-9095</meta:generator>
    <dc:title>Exploit Geliştirme Altyapıları</dc:title>
    <meta:initial-creator>Decameron</meta:initial-creator>
    <meta:creation-date>2006-04-30T10:07:20</meta:creation-date>
    <dc:creator>Fatih Ozavci</dc:creator>
    <dc:date>2007-05-05T13:04:03</dc:date>
    <meta:print-date>2007-05-11T14:20:30</meta:print-date>
    <dc:language>en</dc:language>
    <meta:editing-cycles>126</meta:editing-cycles>
    <meta:editing-duration>PT12H37M3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